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11" style:family="table-cell" style:parent-style-name="Hiperv_237_nculo" style:data-style-name="N0">
      <style:text-properties fo:color="#0563C1" style:text-underline-style="solid" style:text-underline-type="single"/>
    </style:style>
    <style:style style:name="ce12" style:family="table-cell" style:parent-style-name="Hiperv_237_nculo" style:data-style-name="N0">
      <style:table-cell-properties fo:border-top="none" fo:border-bottom="thin solid #000000" fo:border-left="none" fo:border-right="none" style:vertical-align="middle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6355cm"/>
    </style:style>
    <style:style style:name="co2" style:family="table-column">
      <style:table-column-properties fo:break-before="auto" style:column-width="10.28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67.95pt" style:use-optimal-row-height="false" fo:break-before="auto"/>
    </style:style>
    <style:style style:name="ro3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MA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vivienda_hogar_2024_0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 Desempleo y Subempleo - MARZO 2024, investiga las principales caracteristicas físicas de la vivienda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04-09T00:00:00" table:style-name="ce5">
            <text:p>2024-04-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Archivo maestro</text:p>
          </table:table-cell>
          <table:table-cell office:value-type="string" table:style-name="ce6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nonimización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esponsable</text:p>
          </table:table-cell>
          <table:table-cell office:value-type="string" table:style-name="ce8">
            <text:p><text:a xlink:href="mailto:Natali_Mendoza@inec.gob.ec">Natali_Mendoza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enguaje</text:p>
          </table:table-cell>
          <table:table-cell office:value-type="string" table:style-name="ce10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iquetas</text:p>
          </table:table-cell>
          <table:table-cell office:value-type="string" table:style-name="ce3">
            <text:p>Enemdu, vivienda hogar, características de la viviend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RI</text:p>
          </table:table-cell>
          <table:table-cell office:value-type="string" table:style-name="ce12">
            <text:p><text:a xlink:href="https://www.ecuadorencifras.gob.ec/documentos/web-inec/EMPLEO/2024/Marzo_2024/2_BDD_DATOS_ABIERTOS_ENEMDU_2024_03_CSV.zip">https://www.ecuadorencifras.gob.ec/documentos/web-inec/EMPLEO/2024/Marzo_2024/2_BDD_DATOS_ABIERTOS_ENEMDU_2024_03_CSV.zip</text:a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1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P</meta:initial-creator>
    <dc:creator>INEC Mariuxi Tutin</dc:creator>
    <meta:creation-date>2020-12-02T17:01:11Z</meta:creation-date>
    <dc:date>2024-04-09T14:20:12Z</dc:date>
  </office:meta>
</office:document-meta>
</file>